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language="pt" fo:country="B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16pt" fo:language="pt" fo:country="BR" style:font-size-asian="16pt" style:font-size-complex="16pt"/>
    </style:style>
    <style:style style:name="P6" style:family="paragraph">
      <style:text-properties fo:font-size="20pt" fo:language="pt" fo:country="BR" style:font-size-asian="20pt" style:font-size-complex="20pt"/>
    </style:style>
    <style:style style:name="P7" style:family="paragraph">
      <style:text-properties fo:font-size="16pt" fo:language="pt" fo:country="BR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language="pt" fo:country="BR"/>
    </style:style>
    <style:style style:name="T2" style:family="text">
      <style:text-properties fo:font-size="20pt" fo:language="pt" fo:country="BR" style:font-size-asian="20pt" style:font-size-complex="20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eração de Dados Educacionais nos Resultados do ENEM de 2015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Apresentador: Alexandre Gomes da Costa</text:span></text:p>
            <text:p><text:span text:style-name="T1"/></text:p>
            <text:p><text:span text:style-name="T1">Augusto Simon</text:span></text:p>
            <text:p><text:span text:style-name="T1">Sílvio César Cazel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A análise dos indicadores educacionais brasileiros dos últimos anos não permite sensação de conforto, muito menos oferece motivos para comemorações.</text:span></text:p>
              </text:list-item>
              <text:list-item>
                <text:p text:style-name="P3"><text:span text:style-name="T2">Dados de 2015 do PISA (Programme for International Student Assessment), o desempenho dos estudantes do ensino básico no Brasil, nas três áreas avaliadas pelo programa, ciências, leitura e matemática, está abaixo da média dos estudantes em países membros da organização.</text:span></text:p>
              </text:list-item>
              <text:list-item>
                <text:p text:style-name="P3"><text:span text:style-name="T2">Dos 70 países avaliados pelo programa, considerando os resultados para a área de ciências, o Brasil posicionou-se na 63ª colocação.</text:span></text:p>
              </text:list-item>
              <text:list-item>
                <text:p text:style-name="P3"><text:span text:style-name="T2">Reforçando esse mal-estar, o relatório indica que, em ciências, o valor médio de desempenho dos estudantes brasileiros tem se mantido estável, sem apresentar mudanças estatisticamente significativas, desde o início da avaliação na área, em 2006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3">A análise dos indicadores educacionais brasileiros dos últimos anos não permite sensação de conforto, muito menos oferece motivos para comemorações.</text:span></text:p>
              <text:p><text:span text:style-name="T3">Segundo os dados de 2015 do PISA (Programme for International Student Assessment), o programa internacional de avaliação de estudantes, desenvolvido e coordenado pela OCDE (Organização para Cooperação e Desenvolvimento Econômico), o desempenho dos estudantes do ensino básico no Brasil, nas três áreas avaliadas pelo programa, ciências, leitura e matemática, está abaixo da média dos estudantes em países membros da organização.</text:span></text:p>
              <text:p><text:span text:style-name="T3">Dos 70 países avaliados pelo programa, considerando os resultados para a área de ciências, o Brasil posicionou-se na 63ª colocação.</text:span></text:p>
              <text:p><text:span text:style-name="T3">Reforçando esse mal-estar, o relatório indica que, em ciências, o valor médio de desempenho dos estudantes brasileiros tem se mantido estável, sem apresentar mudanças estatisticamente significativas, desde o início da avaliação na área, em 2006.</text:span></text:p>
            </draw:text-box>
          </draw:frame>
        </presentation:notes>
        <officeooo:annotation svg:x="0cm" svg:y="0cm">
          <dc:date>2018-07-14T15:26:03</dc:date>
          <text:p>A análise dos indicadores educacionais brasileiros dos últimos anos não permite sensação de conforto, muito menos oferece motivos para comemorações.</text:p>
        </officeooo:annotation>
        <officeooo:annotation svg:x="1cm" svg:y="0cm">
          <dc:date>2018-07-14T15:26:16</dc:date>
          <text:p>Segundo os dados de 2015 do PISA (Programme for International Student Assessment), o programa internacional de avaliação de estudantes, desenvolvido e coordenado pela OCDE (Organização para Cooperação e Desenvolvimento Econômico), o desempenho dos estudantes do ensino básico no Brasil, nas três áreas avaliadas pelo programa, ciências, leitura e matemática, está abaixo da média dos estudantes em países membros da organização.</text:p>
        </officeooo:annotation>
        <officeooo:annotation svg:x="2cm" svg:y="0cm">
          <dc:date>2018-07-14T15:26:24</dc:date>
          <text:p>Dos 70 países avaliados pelo programa, considerando os resultados para a área de ciências, o Brasil posicionou-se na 63a colocação.</text:p>
        </officeooo:annotation>
        <officeooo:annotation svg:x="3cm" svg:y="0cm">
          <dc:date>2018-07-14T15:26:40</dc:date>
          <text:p>Reforçando esse mal-estar, o relatório indica que, em ciências, o valor médio de desempenho dos estudantes brasileiros tem se mantido estável, sem apresentar mudanças estatisticamente significativas, desde o início da avaliação na área, em 2006.</text:p>
          <text:p/>
        </officeooo:annotation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Estudos como a edição de 2016 do Censo Escolar da Educação Básica, realizado pelo Instituto Nacional de Estudos e Pesquisas Educacionais Anísio Teixeira (INEP), proporcionam reflexões sobre a infraestrutura das instituições de ensino básico no território nacional em relação aos baixos índices apresentados pelo PISA de 2015.</text:span></text:p>
              </text:list-item>
              <text:list-item>
                <text:p text:style-name="P6"><text:span text:style-name="T4">No contexto do ensino de ciências, o censo identificou que o percentual de estudantes brasileiros que possuem acesso a laboratórios de ciências no ensino básico é expressivamente inferior à estrutura prevista no PNE (Plano Nacional de Educação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7"><text:span text:style-name="T5">Estudos como a edição de 2016 do Censo Escolar da Educação Básica [INEP 2017], realizado pelo Instituto Nacional de Estudos e Pesquisas Educacionais Anísio Teixeira (INEP), proporcionam reflexões sobre a infraestrutura das instituições de ensino básico no território nacional em relação aos baixos índices apresentados pelo PISA de 2015.</text:span></text:p>
              <text:p text:style-name="P7"><text:span text:style-name="T5">No contexto do ensino de ciências, o censo identificou que o percentual de estudantes brasileiros que possuem acesso a laboratórios de ciências no ensino básico é expressivamente inferior à estrutura prevista no PNE (Plano Nacional de Educação).</text:span></text:p>
              <text:p text:style-name="P7"><text:span text:style-name="T5">Conforme observado na Figura 1, entre os recursos avaliados pelo censo, os laboratórios de ciências possuem os mais baixos índices de presença nas escolas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Conforme observado na Figura 1, entre os recursos avaliados pelo censo, </text:span><text:span text:style-name="T4">os laboratórios de ciências possuem os mais baixos índices de presença </text:span><text:span text:style-name="T4">nas escol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7"><text:span text:style-name="T5">Estudos como a edição de 2016 do Censo Escolar da Educação Básica [INEP 2017], realizado pelo Instituto Nacional de Estudos e Pesquisas Educacionais Anísio Teixeira (INEP), proporcionam reflexões sobre a infraestrutura das instituições de ensino básico no território nacional em relação aos baixos índices apresentados pelo PISA de 2015.</text:span></text:p>
              <text:p text:style-name="P7"><text:span text:style-name="T5">No contexto do ensino de ciências, o censo identificou que o percentual de estudantes brasileiros que possuem acesso a laboratórios de ciências no ensino básico é expressivamente inferior à estrutura prevista no PNE (Plano Nacional de Educação).</text:span></text:p>
              <text:p text:style-name="P7"><text:span text:style-name="T5">Conforme observado na Figura 1, entre os recursos avaliados pelo censo, os laboratórios de ciências possuem os mais baixos índices de presença nas escolas.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<text:span text:style-name="T6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eração de Dados Educacionai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ração de Dados Educacionai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ração de Dados Educacionai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7">Mineração de Dados Educacionais</text:span></text:p>
              </text:list-item>
              <text:list-item>
                <text:p><text:span text:style-name="T6">Trabalhos Relacionados</text:span>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7">Mineração de Dados Educacionais</text:span></text:p>
              </text:list-item>
              <text:list-item>
                <text:p>Trabalhos Relacionados</text:p>
              </text:list-item>
              <text:list-item>
                <text:p><text:span text:style-name="T6">Materiais e Métodos</text:span>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7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<text:span text:style-name="T6">Mineração de Dados</text:span>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ração de D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ração de D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7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<text:span text:style-name="T6">Conclusõ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ineração de Dados Educacionais nos Resultados do ENEM de 2015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Apresentador: Alexandre Gomes da Costa</text:span></text:p>
            <text:p><text:span text:style-name="T1"/></text:p>
            <text:p><text:span text:style-name="T1">Augusto Simon, Sílvio César Cazel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09:58:13.776556966</meta:creation-date>
    <dc:date>2018-07-14T19:13:51.929515728</dc:date>
    <meta:editing-duration>PT5H27M40S</meta:editing-duration>
    <meta:editing-cycles>11</meta:editing-cycles>
    <meta:generator>LibreOffice/5.2.7.2$Linux_X86_64 LibreOffice_project/20m0$Build-2</meta:generator>
    <meta:document-statistic meta:object-count="153"/>
  </office:meta>
</office:document-meta>
</file>